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 style:font-family-generic="swiss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P4" style:family="paragraph" style:parent-style-name="Standard">
      <style:text-properties style:font-name="Arial" officeooo:rsid="001fb647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font-weight="bold" officeooo:rsid="001fb647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32pt" fo:font-weight="bold" officeooo:rsid="001fb647" officeooo:paragraph-rsid="001fb647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fb647" officeooo:paragraph-rsid="001fb64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paragraph-rsid="001fb647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1fe16d" officeooo:paragraph-rsid="001fe16d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1fb719" officeooo:paragraph-rsid="001fb719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20f71c" officeooo:paragraph-rsid="0020f71c"/>
    </style:style>
    <style:style style:name="P14" style:family="paragraph" style:parent-style-name="Text_20_body">
      <style:paragraph-properties fo:text-align="justify" style:justify-single-word="false"/>
      <style:text-properties style:font-name="Arial" officeooo:rsid="0020f71c" officeooo:paragraph-rsid="00263c03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6pt" fo:font-weight="bold" officeooo:rsid="0020f71c" officeooo:paragraph-rsid="0020f71c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weight="normal" officeooo:rsid="0020f71c" officeooo:paragraph-rsid="0020f71c" style:font-size-asian="10.5pt" style:font-weight-asian="normal" style:font-size-complex="12pt" style:font-weight-complex="normal"/>
    </style:style>
    <style:style style:name="P17" style:family="paragraph" style:parent-style-name="Subtitle">
      <style:paragraph-properties fo:text-align="justify" style:justify-single-word="false"/>
      <style:text-properties style:font-name="Arial" fo:font-size="16pt" fo:font-weight="bold" officeooo:rsid="001fb719" officeooo:paragraph-rsid="001fb71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fb647"/>
    </style:style>
    <style:style style:name="T1" style:family="text">
      <style:text-properties style:font-name="TeX Gyre DejaVu Math" fo:font-size="9.75pt" fo:font-style="normal" style:font-style-asian="normal" style:font-style-complex="normal"/>
    </style:style>
    <style:style style:name="T2" style:family="text">
      <style:text-properties style:font-name="TeX Gyre DejaVu Math" fo:font-size="9.69999980926514pt" style:font-size-asian="9.69999980926514pt" style:font-size-complex="9.69999980926514pt"/>
    </style:style>
    <style:style style:name="T3" style:family="text">
      <style:text-properties fo:font-size="9.75pt" fo:font-style="normal" style:font-style-asian="normal" style:font-style-complex="normal"/>
    </style:style>
    <style:style style:name="T4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style style:name="T5" style:family="text">
      <style:text-properties officeooo:rsid="001fb647"/>
    </style:style>
    <style:style style:name="T6" style:family="text">
      <style:text-properties fo:font-weight="normal" officeooo:rsid="001fb647" style:font-weight-asian="normal" style:font-weight-complex="normal"/>
    </style:style>
    <style:style style:name="T7" style:family="text">
      <style:text-properties officeooo:rsid="0022bab6"/>
    </style:style>
    <style:style style:name="T8" style:family="text">
      <style:text-properties officeooo:rsid="0025f19f"/>
    </style:style>
    <style:style style:name="T9" style:family="text">
      <style:text-properties officeooo:rsid="00263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RELATÓRIO PROJETOS</text:p>
      <text:p text:style-name="P7">Algoritmos Avançad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><text:span text:style-name="T6">Professor:</text:span><text:span text:style-name="T5"> </text:span>João do E.S. Batista Neto </text:p>
      <text:p text:style-name="P8">Alunos:</text:p>
      <text:p text:style-name="P8">Matheus Tomieiro de Oliveira, 10734630</text:p>
      <text:p text:style-name="P8">Victor Vieira Custodio Reis, 1073468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UTUBRO/2019</text:p>
      <text:p text:style-name="P9"/>
      <text:p text:style-name="P17"><text:soft-page-break/>Tasks with Deadline</text:p>
      <text:p text:style-name="P12"/>
      <text:p text:style-name="P11"><text:tab/>O problema de tasks with deadline tem como meta resolver da melhor forma possível - sempre prezando por maximizar o lucro total -, o problema em que, temos vários prazos de entrega, cada um com um determinado lucro.</text:p>
      <text:p text:style-name="P13"><text:tab/>Com o programa em mãos, <text:span text:style-name="T9">inicializa colocando quantas tarefas há na lista, e, para cada tarefa, o seu prazo de entrega e lucro, como mostrado a seguir: </text:span></text:p>
      <text:p text:style-name="P13">5</text:p>
      <text:p text:style-name="P13">3 40</text:p>
      <text:p text:style-name="P13">3 10</text:p>
      <text:p text:style-name="P13">3 20 </text:p>
      <text:p text:style-name="P13">5 10</text:p>
      <text:p text:style-name="P13">5 70</text:p>
      <text:p text:style-name="P13"><text:tab/>Temos como saidas, <text:span text:style-name="T9">uma lista das tarefas escolhidas e o lucro total adquirido, escolhendo as melhores tarefas:</text:span></text:p>
      <text:p text:style-name="P13"/>
      <text:p text:style-name="P13">Tarefas escolhidas: </text:p>
      <text:p text:style-name="P13">task 1 deadline: 3 profit: 40</text:p>
      <text:p text:style-name="P13">task 2 deadline: 3 profit: 10</text:p>
      <text:p text:style-name="P13">task 3 deadline: 3 profit: 20</text:p>
      <text:p text:style-name="P13">task 4 deadline: 5 profit: 10</text:p>
      <text:p text:style-name="P14">task 5 deadline: 5 profit: 70</text:p>
      <text:p text:style-name="P14">O lucro total foi 150</text:p>
      <text:p text:style-name="P14"/>
      <text:p text:style-name="P13"><text:tab/><text:span text:style-name="T9">Para resolver o problema, foi utilizado uma solução gulosa que verifica, caso tenha <text:s text:c="2"/>mais de uma tarefa com o mesmo prazo de entrega, qual daquelas tarefas tem que se priorizada, levando a uma solução ótima local que leva a uma solução ótima global, isto é, se tiver outras tarefas que tenham o mesmo prazo de entrega. Isto é, o programa pega a lista de tarefas, ordena pele prazo e passando pela lista , verifica se o prazo da tarefa é <text:s/>equivalente a data que ela deve ser entrega, se for, verifica se tem mais tarefas com o mesmo prazo e insere a que tiver o maior lucro; caso não for a data de entrega da tarefa, ela só insere na lista das tarefas já feitas. No final, imprime a lista de tarefas feitas e o lucro obtido. <text:s/></text:span></text:p>
      <text:p text:style-name="P13"/>
      <text:p text:style-name="P13"><text:soft-page-break/></text:p>
      <text:p text:style-name="P13"/>
      <text:p text:style-name="P13"/>
      <text:p text:style-name="P15">Superstring Minima</text:p>
      <text:p text:style-name="P16"><text:tab/>O problema da superstring minima tem como meta, encontrar - dada uma lista de strings – a menor superstring formada por todos os elementos dessa lista.</text:p>
      <text:p text:style-name="P16"><text:tab/>Com o programa, passamos através de argumentos na chamada, v<text:span text:style-name="T8">á</text:span>rias string que formaram a lista de strings a serem trabalhadas.</text:p>
      <text:p text:style-name="P16"><text:tab/>Por exemplo, se usarmos a sintaxe:</text:p>
      <text:p text:style-name="P16"><text:tab/>lua Superstring.lua BATATA BTAA BBT TTB</text:p>
      <text:p text:style-name="P16"><text:tab/><text:span text:style-name="T7">Receberemos então, como saída a seguinte Superstring: BLA BLA BLA</text:span></text:p>
      <text:p text:style-name="P16"><text:tab/><text:span text:style-name="T8">O paradigma utilizado na resolução desse tipo de problema, foi de solução gulosa. Tomamos em cada ponto, a decisão que melhor convém ao momento, chegando a uma solução global ótima. A cada novo ciclo, comparamos todos os elementos da lista entre si em suas permutações totais; assim, dentro de cada iteração avaliamos as strings, de duas em duas, comparando o inicio da primeira com o final da segunda(até cobrir todas as letras) e vice-versa. Ao final de cada ciclo, guardamos a string gerada(concatenação) na primeira posição da lista e operamos novamente. Ao final de todos os ciclos, sobrando somente a primeira posição da lista, retornamos ela própri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 style:font-family-generic="swiss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fb647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MT1" style:family="text">
      <style:text-properties style:font-name="TeX Gyre DejaVu Math" fo:font-size="9.69999980926514pt" style:font-size-asian="9.69999980926514pt" style:font-size-complex="9.69999980926514pt"/>
    </style:style>
    <style:style style:name="MT2" style:family="text">
      <style:text-properties fo:font-size="9.75pt" fo:font-style="normal" style:font-style-asian="normal" style:font-style-complex="normal"/>
    </style:style>
    <style:style style:name="MT3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header-left>
        <text:p text:style-name="Header_20_left"/>
      </style:header-left>
      <loext:header-first>
        <text:p text:style-name="MP2">Instituto de Ciências Matemáticas e de Computação</text:p>
        <text:p text:style-name="MP2">Departamento de Ciências de Computação e Estatística</text:p>
        <text:p text:style-name="MP2">Universidade de São Paulo</text:p>
        <text:p text:style-name="MP3"><text:span text:style-name="MT2">Av. Trab. São Carlense, 400 - Centro, São Carlos - SP, 13566-590 <text:s/>– Fone </text:span><text:span text:style-name="MT3">(16) 3373-9700 </text:span>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0T17:19:35.155599210</meta:creation-date>
    <meta:generator>LibreOffice/6.3.2.2$MacOSX_X86_64 LibreOffice_project/98b30e735bda24bc04ab42594c85f7fd8be07b9c</meta:generator>
    <meta:editing-duration>PT3M36S</meta:editing-duration>
    <meta:editing-cycles>5</meta:editing-cycles>
    <dc:date>2019-10-20T18:10:28.676504851</dc:date>
    <meta:document-statistic meta:table-count="0" meta:image-count="0" meta:object-count="0" meta:page-count="3" meta:paragraph-count="36" meta:word-count="501" meta:character-count="2911" meta:non-whitespace-character-count="2423"/>
  </office:meta>
</office:document-meta>
</file>